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Heading">
      <style:paragraph-properties fo:text-align="center" style:justify-single-word="false"/>
    </style:style>
    <style:style style:name="P4" style:family="paragraph" style:parent-style-name="Preformatted_20_Text" style:list-style-name="L1"/>
    <style:style style:name="P5" style:family="paragraph" style:parent-style-name="Preformatted_20_Text" style:list-style-name="L2"/>
    <style:style style:name="P6" style:family="paragraph" style:parent-style-name="Preformatted_20_Text">
      <style:paragraph-properties fo:text-align="center" style:justify-single-word="false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paragraph-properties fo:text-align="center" style:justify-single-word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$MODIFY_CHAR_ATTRIBUTE</text:p>
      <text:p text:style-name="P2"><text:a xlink:type="simple" xlink:href="../DungeonCraftHelp.html">DungeonCraft Help Home</text:a></text:p>
      <text:p text:style-name="P2"/>
      <text:p text:style-name="Preformatted_20_Text">$MODIFY_CHAR_ATTRIBUTE(CharNum,&lt;attribute&gt;,modification,durationUnits,duration,text,source)</text:p>
      <text:p text:style-name="Preformatted_20_Text"><text:a xlink:type="simple" xlink:href="../GPDLAssociatedStringLists.html"/></text:p>
      <text:p text:style-name="Preformatted_20_Text"/>
      <text:p text:style-name="Preformatted_20_Text">This function can be used to apply a temporary modification to a character's attributes. <text:s/>The modification will be removed automatically when the timer expires.</text:p>
      <text:p text:style-name="Preformatted_20_Text"/>
      <text:p text:style-name="Preformatted_20_Text">&lt;attribute&gt; = name of the attribute to be modified:</text:p>
      <text:list xml:id="list34157147" text:style-name="L1">
        <text:list-item>
          <text:p text:style-name="P4">“STR” – strength</text:p>
        </text:list-item>
        <text:list-item>
          <text:p text:style-name="P4">“STRMOD” - strength modifier</text:p>
        </text:list-item>
        <text:list-item>
          <text:p text:style-name="P4">“INT” - intelligence</text:p>
        </text:list-item>
        <text:list-item>
          <text:p text:style-name="P4">“WIS” - wisdom</text:p>
        </text:list-item>
        <text:list-item>
          <text:p text:style-name="P4">“DEX” - dexterity</text:p>
        </text:list-item>
        <text:list-item>
          <text:p text:style-name="P4">“CON” - constitution</text:p>
        </text:list-item>
        <text:list-item>
          <text:p text:style-name="P4">“CHA” - charisma</text:p>
        </text:list-item>
      </text:list>
      <text:p text:style-name="Preformatted_20_Text"/>
      <text:p text:style-name="Preformatted_20_Text">modification = the value by which the attribute is to be changed. <text:s/>A positive number will make the attribute larger and a negative number will make it smaller.</text:p>
      <text:p text:style-name="Preformatted_20_Text"/>
      <text:p text:style-name="Preformatted_20_Text">durationUnits = the units of time (or whatever).</text:p>
      <text:p text:style-name="Preformatted_20_Text"/>
      <text:list xml:id="list34172347" text:style-name="L2">
        <text:list-item>
          <text:p text:style-name="P5">“MINUTES” = party minutes</text:p>
        </text:list-item>
      </text:list>
      <text:p text:style-name="Preformatted_20_Text"/>
      <text:p text:style-name="Preformatted_20_Text">duration = Number of duration units that must elapse before the modification is removed.</text:p>
      <text:p text:style-name="Preformatted_20_Text"/>
      <text:p text:style-name="Preformatted_20_Text">text = what should be displayed as the “Spell effect” when the character's spell effects are displayed. <text:s/>An empty text will cause no display whatsoever.</text:p>
      <text:p text:style-name="Preformatted_20_Text"/>
      <text:p text:style-name="Preformatted_20_Text">source – Arbitrary text. <text:s/>You can use this to identify effects to remove, for example.</text:p>
      <text:p text:style-name="Preformatted_20_Text"/>
      <text:p text:style-name="Heading">Example:</text:p>
      <text:p text:style-name="Preformatted_20_Text">$VAR t;</text:p>
      <text:p text:style-name="Preformatted_20_Text">t = $IndexOf($TargetContext());</text:p>
      <text:p text:style-name="Preformatted_20_Text">$MODIFY_CHAR_ATTRIBUTE(t, “STR”, 5, “MINUTES”, 1440, “More Muscle”, “xx1290b”);</text:p>
      <text:p text:style-name="Preformatted_20_Text"/>
      <text:p text:style-name="Standard">This example would add 5 to the strength of a character and the effect would last for one day.</text:p>
      <text:p text:style-name="Standard"/>
      <text:p text:style-name="P1">$REMOVE_CHAR_MODIFICATION</text:p>
      <text:p text:style-name="P8"/>
      <text:p text:style-name="Preformatted_20_Text">$REMOVE_CHAR_MODIFICATION(CharNum,mask)</text:p>
      <text:p text:style-name="Preformatted_20_Text"/>
      <text:p text:style-name="Preformatted_20_Text">Use this function to remove any temporary modifications that were established with the $MODIFIFY_CHAR_ATTRIBUTE function. <text:s/>This function searches all the modifications and attempts to match the 'source' in each modification with the mask <text:soft-page-break/>in the $REMOVE_CHAR_MODIFICATIONS. <text:s/>The comparison is word-by-word with words separated by arbitrary amount of whitespace. <text:s/>The word “*” in the mask will match any word in the source including missing words at the end of the source. <text:s/>The mask is assumed to contain an infinite number of “ * ” at its end. <text:s/>A few examples will make this clear:</text:p>
      <text:p text:style-name="Preformatted_20_Text"/>
      <text:p text:style-name="Preformatted_20_Text">1) <text:s/>a mask of “ <text:s text:c="6"/>abc def” will match a source “abc <text:s text:c="4"/>def <text:s text:c="2"/>“</text:p>
      <text:p text:style-name="Preformatted_20_Text">2) <text:s/>a mask of “Abc” will NOT match a source of “abc”</text:p>
      <text:p text:style-name="Preformatted_20_Text">3) <text:s/>a mask of “abc * def” will match a source of “abc qwerrty def”</text:p>
      <text:p text:style-name="Preformatted_20_Text">4) <text:s/>a mask of “abc * *” will match a source of “abc d e”</text:p>
      <text:p text:style-name="Preformatted_20_Text">5) <text:s/>a mask of “abc <text:s text:c="2"/>“ <text:s/>will match a source of “abc d e f g h I j”</text:p>
      <text:p text:style-name="Preformatted_20_Text">6) <text:s/>a mask of “abc def” will NOT match a source of “abcdef”</text:p>
      <text:p text:style-name="Preformatted_20_Text"/>
      <text:p text:style-name="Preformatted_20_Text">These are rather minimal rules. <text:s/>We want to avoid the complications of regular expressions and the need to compile them at runtime. <text:s/>But we are open to adding additional matching rules if the need arises. Things like “.” matching any character and '#' matching any digit might be useful. <text:s/>We might even allow an inclusive OR function such that “abc|def” would match either “abc” or “def” but I think this can be more easily handled by having your script try one and then the other.</text:p>
      <text:p text:style-name="Preformatted_20_Text"/>
      <text:p text:style-name="Preformatted_20_Text">The function returns “1” if a modification was removed; otherwise the empty string. So, if your script wants to remove all modifications with source of “abc” then it should do something like: <text:s/></text:p>
      <text:p text:style-name="Preformatted_20_Text"/>
      <text:p text:style-name="Preformatted_20_Text">$WHILE($REMOVE_CHAR_MODIFICATION(char, “abc”){};</text:p>
      <text:p text:style-name="P6"><text:a xlink:type="simple" xlink:href="../GPDLAssociatedStringLists.html"/></text:p>
      <text:p text:style-name="P8"/>
      <text:p text:style-name="P8"/>
      <text:p text:style-name="P2"><text:a xlink:type="simple" xlink:href="../DungeonCraftHelp.html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08T13:45:07</meta:creation-date>
    <meta:generator>OpenOffice.org/3.2$Win32 OpenOffice.org_project/320m18$Build-9502</meta:generator>
    <meta:editing-cycles>5</meta:editing-cycles>
    <meta:editing-duration>PT01H46M49S</meta:editing-duration>
    <dc:title>$GET_CHAR_ASL</dc:title>
    <dc:date>2014-05-03T15:25:41.81</dc:date>
    <dc:creator>Paul Stevens</dc:creator>
    <meta:document-statistic meta:table-count="0" meta:image-count="0" meta:object-count="0" meta:page-count="2" meta:paragraph-count="35" meta:word-count="529" meta:character-count="2994"/>
  </office:meta>
</office:document-meta>
</file>